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25.7cm" table:align="margins" style:may-break-between-rows="true" table:border-model="collapsing"/>
    </style:style>
    <style:style style:name="Таблица5.A" style:family="table-column">
      <style:table-column-properties style:column-width="1.383cm" style:rel-column-width="3526*"/>
    </style:style>
    <style:style style:name="Таблица5.B" style:family="table-column">
      <style:table-column-properties style:column-width="1.607cm" style:rel-column-width="4097*"/>
    </style:style>
    <style:style style:name="Таблица5.C" style:family="table-column">
      <style:table-column-properties style:column-width="1.815cm" style:rel-column-width="4628*"/>
    </style:style>
    <style:style style:name="Таблица5.D" style:family="table-column">
      <style:table-column-properties style:column-width="5.584cm" style:rel-column-width="14240*"/>
    </style:style>
    <style:style style:name="Таблица5.E" style:family="table-column">
      <style:table-column-properties style:column-width="4.9cm" style:rel-column-width="12495*"/>
    </style:style>
    <style:style style:name="Таблица5.F" style:family="table-column">
      <style:table-column-properties style:column-width="10.41cm" style:rel-column-width="26549*"/>
    </style:style>
    <style:style style:name="Таблица5.1" style:family="table-row">
      <style:table-row-properties style:min-row-height="0.002cm"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style:min-row-height="0.519cm" fo:keep-together="auto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Таблица6" style:family="table">
      <style:table-properties style:width="25.7cm" table:align="margins" style:shadow="none" style:may-break-between-rows="true" table:border-model="collapsing"/>
    </style:style>
    <style:style style:name="Таблица6.A" style:family="table-column">
      <style:table-column-properties style:column-width="1.383cm" style:rel-column-width="3526*"/>
    </style:style>
    <style:style style:name="Таблица6.B" style:family="table-column">
      <style:table-column-properties style:column-width="1.607cm" style:rel-column-width="4097*"/>
    </style:style>
    <style:style style:name="Таблица6.C" style:family="table-column">
      <style:table-column-properties style:column-width="1.815cm" style:rel-column-width="4628*"/>
    </style:style>
    <style:style style:name="Таблица6.D" style:family="table-column">
      <style:table-column-properties style:column-width="5.584cm" style:rel-column-width="14240*"/>
    </style:style>
    <style:style style:name="Таблица6.E" style:family="table-column">
      <style:table-column-properties style:column-width="4.9cm" style:rel-column-width="12495*"/>
    </style:style>
    <style:style style:name="Таблица6.F" style:family="table-column">
      <style:table-column-properties style:column-width="10.41cm" style:rel-column-width="26549*"/>
    </style:style>
    <style:style style:name="Таблица6.1" style:family="table-row">
      <style:table-row-properties style:min-row-height="0.002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style:min-row-height="0.002cm"/>
    </style:style>
    <style:style style:name="Таблица6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7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c81b81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cbcf19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2" style:family="paragraph" style:parent-style-name="Text_20_body">
      <style:text-properties style:use-window-font-color="true" loext:opacity="0%" style:font-name="Liberation Serif" fo:language="ru" fo:country="RU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4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5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cbcf19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ca0454"/>
    </style:style>
    <style:style style:name="P33" style:family="paragraph" style:parent-style-name="Text_20_body">
      <style:text-properties fo:language="ru" fo:country="RU" officeooo:paragraph-rsid="005eb27c"/>
    </style:style>
    <style:style style:name="P34" style:family="paragraph" style:parent-style-name="Text_20_body">
      <style:text-properties fo:language="ru" fo:country="RU" officeooo:rsid="00cbcf19" officeooo:paragraph-rsid="00cbcf1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7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fe5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0454" officeooo:paragraph-rsid="00ca0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a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e6f9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5eb5a" officeooo:paragraph-rsid="00d5eb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bb293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d9b77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ee7b" officeooo:paragraph-rsid="00dee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33a3a" officeooo:paragraph-rsid="00e33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4a6f6" officeooo:paragraph-rsid="00e4a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84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b319d" officeooo:paragraph-rsid="00eb3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d1f97" officeooo:paragraph-rsid="00ed1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759d5" officeooo:paragraph-rsid="00d759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5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5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5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55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56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5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58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59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6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6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6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6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6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6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6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6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cbcf19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8e72" officeooo:paragraph-rsid="00dd9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def66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ca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def6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75e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7e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0c7f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31c2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837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e6f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759d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9b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b319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0e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d9b7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f8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de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fd7a1" officeooo:paragraph-rsid="00cfd7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4837d" officeooo:paragraph-rsid="00d48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bb293" officeooo:paragraph-rsid="00dbb2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d9b77" officeooo:paragraph-rsid="00dd9b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 style:list-style-name="L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 style:list-style-name="L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0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e4ed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f034c" officeooo:paragraph-rsid="00ef03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196b5" officeooo:paragraph-rsid="00e19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75e30" officeooo:paragraph-rsid="00f8e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d1f97" officeooo:paragraph-rsid="00ed1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0e4c9" officeooo:paragraph-rsid="00e0e4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0c7fd" officeooo:paragraph-rsid="00d0c7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759d5" officeooo:paragraph-rsid="00d759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88b7b" officeooo:paragraph-rsid="00d88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use-window-font-color="true" loext:opacity="0%" style:font-name="Liberation Serif"/>
    </style:style>
    <style:style style:name="T3" style:family="text">
      <style:text-properties style:use-window-font-color="true" loext:opacity="0%" style:font-name="Liberation Serif" fo:language="en" fo:country="US"/>
    </style:style>
    <style:style style:name="T4" style:family="text">
      <style:text-properties style:use-window-font-color="true" loext:opacity="0%" officeooo:rsid="000601ee"/>
    </style:style>
    <style:style style:name="T5" style:family="text">
      <style:text-properties style:use-window-font-color="true" loext:opacity="0%" officeooo:rsid="001a9727"/>
    </style:style>
    <style:style style:name="T6" style:family="text">
      <style:text-properties style:use-window-font-color="true" loext:opacity="0%" officeooo:rsid="0059e752"/>
    </style:style>
    <style:style style:name="T7" style:family="text">
      <style:text-properties style:use-window-font-color="true" loext:opacity="0%" officeooo:rsid="005a1f36"/>
    </style:style>
    <style:style style:name="T8" style:family="text">
      <style:text-properties style:use-window-font-color="true" loext:opacity="0%" officeooo:rsid="005d4256"/>
    </style:style>
    <style:style style:name="T9" style:family="text">
      <style:text-properties style:use-window-font-color="true" loext:opacity="0%" officeooo:rsid="0067fdfc"/>
    </style:style>
    <style:style style:name="T10" style:family="text">
      <style:text-properties style:use-window-font-color="true" loext:opacity="0%" fo:font-weight="bold" officeooo:rsid="0059e752" style:font-weight-asian="bold" style:font-weight-complex="bold"/>
    </style:style>
    <style:style style:name="T11" style:family="text">
      <style:text-properties style:use-window-font-color="true" loext:opacity="0%" officeooo:rsid="00825010"/>
    </style:style>
    <style:style style:name="T12" style:family="text">
      <style:text-properties style:use-window-font-color="true" loext:opacity="0%" officeooo:rsid="009ee43b"/>
    </style:style>
    <style:style style:name="T13" style:family="text">
      <style:text-properties style:use-window-font-color="true" loext:opacity="0%" officeooo:rsid="00ca0454"/>
    </style:style>
    <style:style style:name="T14" style:family="text">
      <style:text-properties style:use-window-font-color="true" loext:opacity="0%" officeooo:rsid="00cdef66"/>
    </style:style>
    <style:style style:name="T15" style:family="text">
      <style:text-properties officeooo:rsid="0007a998"/>
    </style:style>
    <style:style style:name="T16" style:family="text">
      <style:text-properties officeooo:rsid="000a45c5"/>
    </style:style>
    <style:style style:name="T17" style:family="text">
      <style:text-properties officeooo:rsid="0012b31b"/>
    </style:style>
    <style:style style:name="T18" style:family="text">
      <style:text-properties fo:color="#800080" loext:opacity="100%" officeooo:rsid="00055976"/>
    </style:style>
    <style:style style:name="T19" style:family="text">
      <style:text-properties officeooo:rsid="0015d811"/>
    </style:style>
    <style:style style:name="T20" style:family="text">
      <style:text-properties officeooo:rsid="00169811"/>
    </style:style>
    <style:style style:name="T21" style:family="text">
      <style:text-properties officeooo:rsid="0016c23c"/>
    </style:style>
    <style:style style:name="T22" style:family="text">
      <style:text-properties officeooo:rsid="00059092"/>
    </style:style>
    <style:style style:name="T23" style:family="text">
      <style:text-properties officeooo:rsid="00055976"/>
    </style:style>
    <style:style style:name="T24" style:family="text">
      <style:text-properties officeooo:rsid="0017b907"/>
    </style:style>
    <style:style style:name="T25" style:family="text">
      <style:text-properties officeooo:rsid="0019961a"/>
    </style:style>
    <style:style style:name="T26" style:family="text">
      <style:text-properties officeooo:rsid="001a9727"/>
    </style:style>
    <style:style style:name="T27" style:family="text">
      <style:text-properties loext:padding="0cm" loext:border="none"/>
    </style:style>
    <style:style style:name="T28" style:family="text">
      <style:text-properties officeooo:rsid="001bc908"/>
    </style:style>
    <style:style style:name="T29" style:family="text">
      <style:text-properties officeooo:rsid="001d7e58"/>
    </style:style>
    <style:style style:name="T30" style:family="text">
      <style:text-properties officeooo:rsid="001e1b16"/>
    </style:style>
    <style:style style:name="T31" style:family="text">
      <style:text-properties officeooo:rsid="001e62fd"/>
    </style:style>
    <style:style style:name="T32" style:family="text">
      <style:text-properties officeooo:rsid="0020942c"/>
    </style:style>
    <style:style style:name="T33" style:family="text">
      <style:text-properties officeooo:rsid="00227c0b"/>
    </style:style>
    <style:style style:name="T34" style:family="text">
      <style:text-properties officeooo:rsid="002756a6"/>
    </style:style>
    <style:style style:name="T35" style:family="text">
      <style:text-properties officeooo:rsid="0028c6bf"/>
    </style:style>
    <style:style style:name="T36" style:family="text">
      <style:text-properties fo:color="#7f0055" loext:opacity="100%" style:font-name="Monospace" fo:font-size="10pt" fo:font-weight="bold" style:font-size-asian="10pt" style:font-weight-asian="bold"/>
    </style:style>
    <style:style style:name="T37" style:family="text">
      <style:text-properties fo:color="#000000" loext:opacity="100%" style:font-name="Monospace" fo:font-size="10pt" style:font-size-asian="10pt"/>
    </style:style>
    <style:style style:name="T38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39" style:family="text">
      <style:text-properties fo:color="#0000c0" loext:opacity="100%" style:font-name="Monospace" fo:font-size="10pt" fo:font-style="italic" style:font-size-asian="10pt" style:font-style-asian="italic"/>
    </style:style>
    <style:style style:name="T40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41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42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43" style:family="text">
      <style:text-properties fo:color="#3f7f5f" loext:opacity="100%" style:font-name="Monospace" fo:font-size="10pt" style:font-size-asian="10pt"/>
    </style:style>
    <style:style style:name="T4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officeooo:rsid="002fb1b6"/>
    </style:style>
    <style:style style:name="T46" style:family="text">
      <style:text-properties officeooo:rsid="003114dc"/>
    </style:style>
    <style:style style:name="T47" style:family="text">
      <style:text-properties officeooo:rsid="00318ded"/>
    </style:style>
    <style:style style:name="T48" style:family="text">
      <style:text-properties officeooo:rsid="0031b0dd"/>
    </style:style>
    <style:style style:name="T49" style:family="text">
      <style:text-properties officeooo:rsid="003290da"/>
    </style:style>
    <style:style style:name="T50" style:family="text">
      <style:text-properties officeooo:rsid="0040170f"/>
    </style:style>
    <style:style style:name="T51" style:family="text">
      <style:text-properties officeooo:rsid="0047054f"/>
    </style:style>
    <style:style style:name="T52" style:family="text">
      <style:text-properties officeooo:rsid="004a7fef"/>
    </style:style>
    <style:style style:name="T53" style:family="text">
      <style:text-properties officeooo:rsid="004ff5d2"/>
    </style:style>
    <style:style style:name="T54" style:family="text">
      <style:text-properties officeooo:rsid="00535a67"/>
    </style:style>
    <style:style style:name="T55" style:family="text">
      <style:text-properties officeooo:rsid="00538252"/>
    </style:style>
    <style:style style:name="T56" style:family="text">
      <style:text-properties officeooo:rsid="00560b18"/>
    </style:style>
    <style:style style:name="T57" style:family="text">
      <style:text-properties officeooo:rsid="005b713f"/>
    </style:style>
    <style:style style:name="T58" style:family="text">
      <style:text-properties officeooo:rsid="005cc3a5"/>
    </style:style>
    <style:style style:name="T59" style:family="text">
      <style:text-properties officeooo:rsid="005d4256"/>
    </style:style>
    <style:style style:name="T60" style:family="text">
      <style:text-properties officeooo:rsid="0062bfad"/>
    </style:style>
    <style:style style:name="T61" style:family="text">
      <style:text-properties officeooo:rsid="0067e0ea"/>
    </style:style>
    <style:style style:name="T62" style:family="text">
      <style:text-properties officeooo:rsid="00688161"/>
    </style:style>
    <style:style style:name="T63" style:family="text">
      <style:text-properties officeooo:rsid="006b06e8"/>
    </style:style>
    <style:style style:name="T64" style:family="text">
      <style:text-properties officeooo:rsid="006bfcc4"/>
    </style:style>
    <style:style style:name="T65" style:family="text">
      <style:text-properties officeooo:rsid="006f60ff"/>
    </style:style>
    <style:style style:name="T66" style:family="text">
      <style:text-properties officeooo:rsid="00711199"/>
    </style:style>
    <style:style style:name="T67" style:family="text">
      <style:text-properties officeooo:rsid="0072c585"/>
    </style:style>
    <style:style style:name="T68" style:family="text">
      <style:text-properties officeooo:rsid="00740946"/>
    </style:style>
    <style:style style:name="T69" style:family="text">
      <style:text-properties officeooo:rsid="007cf401"/>
    </style:style>
    <style:style style:name="T70" style:family="text">
      <style:text-properties officeooo:rsid="007e6f0d"/>
    </style:style>
    <style:style style:name="T71" style:family="text">
      <style:text-properties officeooo:rsid="007fbe67"/>
    </style:style>
    <style:style style:name="T72" style:family="text">
      <style:text-properties officeooo:rsid="00800124"/>
    </style:style>
    <style:style style:name="T73" style:family="text">
      <style:text-properties officeooo:rsid="00859d48"/>
    </style:style>
    <style:style style:name="T74" style:family="text">
      <style:text-properties officeooo:rsid="0087a783"/>
    </style:style>
    <style:style style:name="T75" style:family="text">
      <style:text-properties officeooo:rsid="008a4109"/>
    </style:style>
    <style:style style:name="T76" style:family="text">
      <style:text-properties officeooo:rsid="008db28b"/>
    </style:style>
    <style:style style:name="T77" style:family="text">
      <style:text-properties officeooo:rsid="009355c2"/>
    </style:style>
    <style:style style:name="T78" style:family="text">
      <style:text-properties officeooo:rsid="0094e3eb"/>
    </style:style>
    <style:style style:name="T79" style:family="text">
      <style:text-properties officeooo:rsid="009b4743"/>
    </style:style>
    <style:style style:name="T80" style:family="text">
      <style:text-properties officeooo:rsid="009ee43b"/>
    </style:style>
    <style:style style:name="T81" style:family="text">
      <style:text-properties officeooo:rsid="00a067af"/>
    </style:style>
    <style:style style:name="T82" style:family="text">
      <style:text-properties officeooo:rsid="00a15906"/>
    </style:style>
    <style:style style:name="T83" style:family="text">
      <style:text-properties officeooo:rsid="00a3b71b"/>
    </style:style>
    <style:style style:name="T84" style:family="text">
      <style:text-properties officeooo:rsid="00a7bd96"/>
    </style:style>
    <style:style style:name="T85" style:family="text">
      <style:text-properties officeooo:rsid="00aa81e3"/>
    </style:style>
    <style:style style:name="T86" style:family="text">
      <style:text-properties officeooo:rsid="00adb395"/>
    </style:style>
    <style:style style:name="T87" style:family="text">
      <style:text-properties officeooo:rsid="00aea9cb"/>
    </style:style>
    <style:style style:name="T88" style:family="text">
      <style:text-properties officeooo:rsid="00aef093"/>
    </style:style>
    <style:style style:name="T89" style:family="text">
      <style:text-properties officeooo:rsid="00affa81"/>
    </style:style>
    <style:style style:name="T90" style:family="text">
      <style:text-properties officeooo:rsid="00b4df35"/>
    </style:style>
    <style:style style:name="T91" style:family="text">
      <style:text-properties officeooo:rsid="00b97668"/>
    </style:style>
    <style:style style:name="T92" style:family="text">
      <style:text-properties officeooo:rsid="00b4726a"/>
    </style:style>
    <style:style style:name="T93" style:family="text">
      <style:text-properties officeooo:rsid="00a6ed14"/>
    </style:style>
    <style:style style:name="T94" style:family="text">
      <style:text-properties officeooo:rsid="00c33062"/>
    </style:style>
    <style:style style:name="T95" style:family="text">
      <style:text-properties officeooo:rsid="00c75fb0"/>
    </style:style>
    <style:style style:name="T96" style:family="text">
      <style:text-properties officeooo:rsid="00c81b81"/>
    </style:style>
    <style:style style:name="T97" style:family="text">
      <style:text-properties officeooo:rsid="00ca0454"/>
    </style:style>
    <style:style style:name="T98" style:family="text">
      <style:text-properties officeooo:rsid="00cbcf19"/>
    </style:style>
    <style:style style:name="T99" style:family="text">
      <style:text-properties fo:language="en" fo:country="US"/>
    </style:style>
    <style:style style:name="T100" style:family="text">
      <style:text-properties fo:language="en" fo:country="US" officeooo:rsid="00cbcf19"/>
    </style:style>
    <style:style style:name="T101" style:family="text">
      <style:text-properties fo:language="en" fo:country="US" officeooo:rsid="00d0c7fd"/>
    </style:style>
    <style:style style:name="T102" style:family="text">
      <style:text-properties fo:language="en" fo:country="US" officeooo:rsid="00d2a36e"/>
    </style:style>
    <style:style style:name="T103" style:family="text">
      <style:text-properties fo:language="en" fo:country="US" officeooo:rsid="00d3a48f"/>
    </style:style>
    <style:style style:name="T104" style:family="text">
      <style:text-properties fo:language="en" fo:country="US" fo:font-weight="bold" officeooo:rsid="00d759d5" style:font-weight-asian="bold" style:font-weight-complex="bold"/>
    </style:style>
    <style:style style:name="T105" style:family="text">
      <style:text-properties fo:language="en" fo:country="US" fo:font-weight="bold" officeooo:rsid="00d5eb5a" style:font-weight-asian="bold" style:font-weight-complex="bold"/>
    </style:style>
    <style:style style:name="T106" style:family="text">
      <style:text-properties fo:language="en" fo:country="US" officeooo:rsid="00dd9b77"/>
    </style:style>
    <style:style style:name="T107" style:family="text">
      <style:text-properties fo:language="en" fo:country="US" officeooo:rsid="00e4ed4e"/>
    </style:style>
    <style:style style:name="T108" style:family="text">
      <style:text-properties fo:language="ru" fo:country="RU"/>
    </style:style>
    <style:style style:name="T109" style:family="text">
      <style:text-properties fo:language="ru" fo:country="RU" officeooo:rsid="00d31c24"/>
    </style:style>
    <style:style style:name="T110" style:family="text">
      <style:text-properties fo:language="ru" fo:country="RU" officeooo:rsid="00d9ba88"/>
    </style:style>
    <style:style style:name="T111" style:family="text">
      <style:text-properties officeooo:rsid="00cca28c"/>
    </style:style>
    <style:style style:name="T112" style:family="text">
      <style:text-properties officeooo:rsid="00cdef66"/>
    </style:style>
    <style:style style:name="T113" style:family="text">
      <style:text-properties officeooo:rsid="00cf8bb3"/>
    </style:style>
    <style:style style:name="T114" style:family="text">
      <style:text-properties officeooo:rsid="00cfe565"/>
    </style:style>
    <style:style style:name="T115" style:family="text">
      <style:text-properties officeooo:rsid="00d0c7fd"/>
    </style:style>
    <style:style style:name="T116" style:family="text">
      <style:text-properties officeooo:rsid="00d3a48f"/>
    </style:style>
    <style:style style:name="T117" style:family="text">
      <style:text-properties officeooo:rsid="00d4837d"/>
    </style:style>
    <style:style style:name="T118" style:family="text">
      <style:text-properties officeooo:rsid="00d759d5"/>
    </style:style>
    <style:style style:name="T119" style:family="text">
      <style:text-properties officeooo:rsid="00d9ba88"/>
    </style:style>
    <style:style style:name="T120" style:family="text">
      <style:text-properties officeooo:rsid="00dbb293"/>
    </style:style>
    <style:style style:name="T121" style:family="text">
      <style:text-properties officeooo:rsid="00dd9b77"/>
    </style:style>
    <style:style style:name="T122" style:family="text">
      <style:text-properties officeooo:rsid="00e33a3a"/>
    </style:style>
    <style:style style:name="T123" style:family="text">
      <style:text-properties officeooo:rsid="00e847fa"/>
    </style:style>
    <style:style style:name="T124" style:family="text">
      <style:text-properties officeooo:rsid="00eb319d"/>
    </style:style>
    <style:style style:name="T125" style:family="text">
      <style:text-properties officeooo:rsid="00ed5cc0"/>
    </style:style>
    <style:style style:name="T126" style:family="text">
      <style:text-properties officeooo:rsid="00ef034c"/>
    </style:style>
    <style:style style:name="T127" style:family="text">
      <style:text-properties officeooo:rsid="00f1a387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officeooo:rsid="00f816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1898_1604946479%20%D0%9A%D0%BE%D0%BF%D0%B8%D1%8F%201" text:style-name="Index_20_Link" text:visited-style-name="Index_20_Link">Типы данных<text:tab/>2</text:a></text:p>
          <text:p text:style-name="P151"><text:a xlink:type="simple" xlink:href="#__RefHeading___Toc1898_1604946479" text:style-name="Index_20_Link" text:visited-style-name="Index_20_Link">ID 1 (Switch)<text:tab/>3</text:a></text:p>
          <text:p text:style-name="P151"><text:a xlink:type="simple" xlink:href="#__RefHeading___Toc1900_1604946479" text:style-name="Index_20_Link" text:visited-style-name="Index_20_Link">ID 2 (Weather station on bme280, DHT22)<text:tab/>4</text:a></text:p>
          <text:p text:style-name="P151"><text:a xlink:type="simple" xlink:href="#__RefHeading___Toc161_3032671417" text:style-name="Index_20_Link" text:visited-style-name="Index_20_Link">ID 3 (File)<text:tab/>5</text:a></text:p>
          <text:p text:style-name="P151"><text:a xlink:type="simple" xlink:href="#__RefHeading___Toc1900_16049464791" text:style-name="Index_20_Link" text:visited-style-name="Index_20_Link">ID 4 (Облачко =))<text:tab/>6</text:a></text:p>
          <text:p text:style-name="P151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51"><text:a xlink:type="simple" xlink:href="#__RefHeading___Toc1900_1604946479%20%D0%9A%D0%BE%D0%BF%D0%B8%D1%8F%201%20%D0%9A%D0%BE%D0%BF%D0%B8%D1%8F%201" text:style-name="Index_20_Link" text:visited-style-name="Index_20_Link">ID 6 (Импульсный счётчик)<text:tab/>8</text:a></text:p>
          <text:p text:style-name="P151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9</text:a></text:p>
          <text:p text:style-name="P151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0</text:a></text:p>
          <text:p text:style-name="P151"><text:a xlink:type="simple" xlink:href="#__RefHeading___Toc1900_1604946479%20%D0%9A%D0%BE%D0%BF%D0%B8%D1%8F%201%20%D0%9A%D0%BE%D0%BF%D0%B8%D1%8F%201%20%D0%9A%D0%BE%D0%BF%D0%B8%D1%8F%202" text:style-name="Index_20_Link" text:visited-style-name="Index_20_Link">ID 9 Home_Meto_II<text:tab/>11</text:a></text:p>
        </text:index-body>
      </text:table-of-content>
      <text:h text:style-name="P153" text:outline-level="1"/>
      <text:p text:style-name="P22"/>
      <text:p text:style-name="P22"/>
      <text:h text:style-name="P157" text:outline-level="1"><text:bookmark-start text:name="__RefHeading___Toc1898_1604946479 Копия 1"/>Типы данных<text:bookmark-end text:name="__RefHeading___Toc1898_1604946479 Копия 1"/></text:h>
      <text:p text:style-name="P33"/>
      <text:p text:style-name="P30"><text:span text:style-name="T36">enum</text:span><text:span text:style-name="T37"> DATA_TYPE</text:span></text:p>
      <text:p text:style-name="P36">{</text:p>
      <text:p text:style-name="P30"><text:span text:style-name="T37"><text:s text:c="4"/></text:span><text:span text:style-name="T39">DATA_TYPE_INT_8</text:span><text:span text:style-name="T37"> = 0,</text:span></text:p>
      <text:p text:style-name="P30"><text:span text:style-name="T37"><text:s text:c="4"/></text:span><text:span text:style-name="T39">DATA_TYPE_INT_16</text:span><text:span text:style-name="T37">,</text:span></text:p>
      <text:p text:style-name="P30"><text:span text:style-name="T37"><text:s text:c="4"/></text:span><text:span text:style-name="T39">DATA_TYPE_INT_32</text:span><text:span text:style-name="T37">,</text:span></text:p>
      <text:p text:style-name="P30"><text:span text:style-name="T37"><text:s text:c="4"/></text:span><text:span text:style-name="T39">DATA_TYPE_INT_64</text:span><text:span text:style-name="T37">,</text:span></text:p>
      <text:p text:style-name="P35"/>
      <text:p text:style-name="P30"><text:span text:style-name="T37"><text:s text:c="4"/></text:span><text:span text:style-name="T39">DATA_TYPE_FLOAT_32</text:span><text:span text:style-name="T37">,</text:span></text:p>
      <text:p text:style-name="P31"><text:span text:style-name="T37"><text:s text:c="4"/></text:span><text:span text:style-name="T39">DATA_TYPE_DOUBLE_64</text:span><text:span text:style-name="T37">, </text:span><text:span text:style-name="T43">// </text:span><text:span text:style-name="T44">на</text:span><text:span text:style-name="T43"> МК double </text:span><text:span text:style-name="T44">может</text:span><text:span text:style-name="T43"> </text:span><text:span text:style-name="T44">быть </text:span><text:span text:style-name="T43">32-</text:span><text:span text:style-name="T44">битный</text:span><text:span text:style-name="T43"> </text:span></text:p>
      <text:p text:style-name="P35"/>
      <text:p text:style-name="P30"><text:span text:style-name="T37"><text:s text:c="3"/></text:span><text:span text:style-name="T38"><text:s/></text:span><text:span text:style-name="T41">DATA_TYPE_BOOL</text:span><text:span text:style-name="T38">,</text:span></text:p>
      <text:p text:style-name="P30"><text:span text:style-name="T37"><text:s text:c="4"/></text:span><text:span text:style-name="T39">DATA_TYPE_STRING</text:span><text:span text:style-name="T37">,</text:span></text:p>
      <text:p text:style-name="P35"/>
      <text:p text:style-name="P30"><text:span text:style-name="T37"><text:s text:c="4"/></text:span><text:span text:style-name="T39">DATA_TYPE_RAW</text:span><text:span text:style-name="T37">,</text:span></text:p>
      <text:p text:style-name="P30"><text:span text:style-name="T37"><text:s text:c="4"/></text:span><text:span text:style-name="T39">DATA_TYPE_NONE</text:span></text:p>
      <text:p text:style-name="P37">};</text:p>
      <text:h text:style-name="P153" text:outline-level="1"/>
      <text:h text:style-name="P158" text:outline-level="1"><text:bookmark-start text:name="__RefHeading___Toc1898_1604946479"/>ID 1 <text:span text:style-name="T15">(Switch)</text:span><text:bookmark-end text:name="__RefHeading___Toc1898_1604946479"/></text:h>
      <text:p text:style-name="P2">Каналы чтения/записи <text:span text:style-name="T23">= </text:span><text:span text:style-name="T25">от </text:span><text:span text:style-name="T29">1</text:span><text:span text:style-name="T17"> </text:span><text:span text:style-name="T25">до</text:span><text:span text:style-name="T17"> </text:span><text:span text:style-name="T45">255</text:span><text:span text:style-name="T17"> <text:s/></text:span><text:span text:style-name="T23">/ <text:s/></text:span><text:span text:style-name="T29">от 1 до </text:span><text:span text:style-name="T45">255</text:span></text:p>
      <text:p text:style-name="P4"/>
      <text:p text:style-name="P20"><text:span text:style-name="T21">Тип данных</text:span><text:span text:style-name="T22"> </text:span><text:span text:style-name="T23">R0 </text:span><text:span text:style-name="T1">- </text:span><text:span text:style-name="T29">R</text:span><text:span text:style-name="T46">255</text:span><text:span text:style-name="T1"> </text:span><text:span text:style-name="T23">= <text:s/></text:span><text:span text:style-name="T18"><text:s/></text:span><text:span text:style-name="T42">DATA_TYPE_BOOL</text:span></text:p>
      <text:p text:style-name="P20"><text:span text:style-name="T21">Тип данных</text:span><text:span text:style-name="T22"> </text:span><text:span text:style-name="T23">W0 - </text:span><text:span text:style-name="T29">W</text:span><text:span text:style-name="T46">255</text:span><text:span text:style-name="T29"> </text:span><text:span text:style-name="T23">= </text:span><text:span text:style-name="T42">DATA_TYPE_BOOL</text:span></text:p>
      <text:p text:style-name="P7"/>
      <text:p text:style-name="P6"><text:span text:style-name="T21">Зна</text:span><text:span text:style-name="T24">ч</text:span><text:span text:style-name="T21">ение </text:span>R0 - <text:span text:style-name="T29">R</text:span><text:span text:style-name="T47">255</text:span> = <text:span text:style-name="T19">true / false </text:span>– ON / OFF</text:p>
      <text:p text:style-name="P7"/>
      <text:p text:style-name="P10"><text:span text:style-name="T21">Описание устройства</text:span>: <text:span text:style-name="T48">Выключатель</text:span>.</text:p>
      <text:h text:style-name="P159" text:outline-level="1"/>
      <text:h text:style-name="P154" text:outline-level="1"/>
      <text:h text:style-name="P160" text:outline-level="1"><text:bookmark-start text:name="__RefHeading___Toc1900_1604946479"/>ID <text:span text:style-name="T1">2 </text:span><text:span text:style-name="T15">(</text:span><text:span text:style-name="T1">Weather station </text:span><text:span text:style-name="T15">on bme280, </text:span><text:span text:style-name="T17">DHT22</text:span><text:span text:style-name="T15">)</text:span><text:bookmark-end text:name="__RefHeading___Toc1900_1604946479"/></text:h>
      <text:p text:style-name="P28"><text:span text:style-name="T26">Описание</text:span><text:span text:style-name="T22">: </text:span><text:span text:style-name="T96">Датчики «погоды»</text:span><text:span text:style-name="T1"> </text:span><text:span text:style-name="T26">на </text:span><text:span text:style-name="T1">bme280 </text:span><text:span text:style-name="T26">или</text:span><text:span text:style-name="T17"> DHT22, </text:span><text:span text:style-name="T49">или других</text:span><text:span text:style-name="T1">.</text:span></text:p>
      <text:p text:style-name="P1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46">№ </text:p>
          </table:table-cell>
          <table:table-cell table:style-name="Таблица5.A1" office:value-type="string">
            <text:p text:style-name="P146">Канал чтения</text:p>
          </table:table-cell>
          <table:table-cell table:style-name="Таблица5.A1" office:value-type="string">
            <text:p text:style-name="P146">Канал записи</text:p>
          </table:table-cell>
          <table:table-cell table:style-name="Таблица5.A1" office:value-type="string">
            <text:p text:style-name="P141">Тип данных</text:p>
          </table:table-cell>
          <table:table-cell table:style-name="Таблица5.A1" office:value-type="string">
            <text:p text:style-name="P141">Диапазоны <text:span text:style-name="T61">полезных </text:span>значений</text:p>
          </table:table-cell>
          <table:table-cell table:style-name="Таблица5.F1" office:value-type="string">
            <text:p text:style-name="P141">Описание</text:p>
          </table:table-cell>
        </table:table-row>
        <table:table-row table:style-name="Таблица5.1">
          <table:table-cell table:style-name="Таблица5.A2" table:number-columns-spanned="6" office:value-type="string">
            <text:list text:style-name="L1">
              <text:list-header>
                <text:p text:style-name="P190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00"/>
              </text:list-item>
            </text:list>
          </table:table-cell>
          <table:table-cell table:style-name="Таблица5.A3" office:value-type="string">
            <text:p text:style-name="P54">+</text:p>
          </table:table-cell>
          <table:table-cell table:style-name="Таблица5.A3" office:value-type="string">
            <text:p text:style-name="P55">-</text:p>
          </table:table-cell>
          <table:table-cell table:style-name="Таблица5.A3" office:value-type="string">
            <text:p text:style-name="P117">DATA_TYPE_FLOAT_32 </text:p>
          </table:table-cell>
          <table:table-cell table:style-name="Таблица5.A3" office:value-type="string">
            <text:p text:style-name="P118">-<text:span text:style-name="T54">40 – 85</text:span></text:p>
          </table:table-cell>
          <table:table-cell table:style-name="Таблица5.A2" office:value-type="string">
            <text:p text:style-name="P75"><text:span text:style-name="T13">Те</text:span><text:span text:style-name="T5">мпература</text:span><text:span text:style-name="T4"> </text:span><text:span text:style-name="T8">в </text:span><text:span text:style-name="T4">C</text:span><text:span text:style-name="T27">°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00"/>
              </text:list-item>
            </text:list>
          </table:table-cell>
          <table:table-cell table:style-name="Таблица5.A3" office:value-type="string">
            <text:p text:style-name="P54">+</text:p>
          </table:table-cell>
          <table:table-cell table:style-name="Таблица5.A3" office:value-type="string">
            <text:p text:style-name="P55">-</text:p>
          </table:table-cell>
          <table:table-cell table:style-name="Таблица5.A3" office:value-type="string">
            <text:p text:style-name="P117">DATA_TYPE_FLOAT_32 </text:p>
          </table:table-cell>
          <table:table-cell table:style-name="Таблица5.A3" office:value-type="string">
            <text:p text:style-name="P113">0 <text:span text:style-name="T54">– </text:span>100</text:p>
          </table:table-cell>
          <table:table-cell table:style-name="Таблица5.A2" office:value-type="string">
            <text:p text:style-name="P70"><text:span text:style-name="T97">В</text:span><text:span text:style-name="T26">лажность</text:span> <text:span text:style-name="T59">в </text:span>%.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00"/>
              </text:list-item>
            </text:list>
          </table:table-cell>
          <table:table-cell table:style-name="Таблица5.A3" office:value-type="string">
            <text:p text:style-name="P54">+</text:p>
          </table:table-cell>
          <table:table-cell table:style-name="Таблица5.A3" office:value-type="string">
            <text:p text:style-name="P55">-</text:p>
          </table:table-cell>
          <table:table-cell table:style-name="Таблица5.A3" office:value-type="string">
            <text:p text:style-name="P117">DATA_TYPE_FLOAT_32 </text:p>
          </table:table-cell>
          <table:table-cell table:style-name="Таблица5.A3" office:value-type="string">
            <text:p text:style-name="P115">300 – <text:span text:style-name="T55">110</text:span><text:span text:style-name="T95">0</text:span><text:span text:style-name="T55"> </text:span></text:p>
          </table:table-cell>
          <table:table-cell table:style-name="Таблица5.A2" office:value-type="string">
            <text:p text:style-name="P70"><text:span text:style-name="T97">Д</text:span><text:span text:style-name="T26">авление</text:span> <text:span text:style-name="T59">в </text:span><text:span text:style-name="T64">Pa - </text:span><text:span text:style-name="T54">hPa.</text:span></text:p>
          </table:table-cell>
        </table:table-row>
        <table:table-row table:style-name="Таблица5.1">
          <table:table-cell table:style-name="Таблица5.A3" office:value-type="string">
            <text:list xml:id="list132250767520810" text:continue-numbering="true" text:style-name="L1">
              <text:list-item>
                <text:p text:style-name="P200"/>
              </text:list-item>
            </text:list>
          </table:table-cell>
          <table:table-cell table:style-name="Таблица5.A3" office:value-type="string">
            <text:p text:style-name="P54">+</text:p>
          </table:table-cell>
          <table:table-cell table:style-name="Таблица5.A3" office:value-type="string">
            <text:p text:style-name="P55">-</text:p>
          </table:table-cell>
          <table:table-cell table:style-name="Таблица5.A3" office:value-type="string">
            <text:p text:style-name="P117">DATA_TYPE_INT_8</text:p>
          </table:table-cell>
          <table:table-cell table:style-name="Таблица5.A3" office:value-type="string">
            <text:p text:style-name="P115"/>
          </table:table-cell>
          <table:table-cell table:style-name="Таблица5.A2" office:value-type="string">
            <text:p text:style-name="P119">Заряд аккумулятора.</text:p>
          </table:table-cell>
        </table:table-row>
      </table:table>
      <text:p text:style-name="P18"/>
      <text:p text:style-name="P32"><text:span text:style-name="T39"/></text:p>
      <text:h text:style-name="P161" text:outline-level="1"><text:bookmark-start text:name="__RefHeading___Toc161_3032671417"/>ID <text:span text:style-name="T16">3</text:span> <text:span text:style-name="T15">(</text:span><text:span text:style-name="T16">File</text:span><text:span text:style-name="T15">)</text:span><text:bookmark-end text:name="__RefHeading___Toc161_3032671417"/></text:h>
      <text:p text:style-name="P3"><text:span text:style-name="T20">Каналы чтения/записи </text:span>= <text:span text:style-name="T1">1 </text:span>/ <text:span text:style-name="T1">1</text:span></text:p>
      <text:p text:style-name="P5"/>
      <text:p text:style-name="P21"><text:span text:style-name="T21">Тип данных </text:span><text:span text:style-name="T23">R0 = <text:s/></text:span><text:span text:style-name="T18"><text:s/></text:span><text:span text:style-name="T40">DATA_TYPE_STRING</text:span></text:p>
      <text:p text:style-name="P21"><text:span text:style-name="T21">Тип данных </text:span><text:span text:style-name="T22"><text:s/></text:span><text:span text:style-name="T23">W0 = <text:s/></text:span><text:span text:style-name="T18"><text:s/></text:span><text:span text:style-name="T40">DATA_TYPE_STRING</text:span></text:p>
      <text:p text:style-name="P1"/>
      <text:p text:style-name="P8"><text:span text:style-name="T28">Описание</text:span>: <text:span text:style-name="T30">Текстовый </text:span><text:span text:style-name="T28">файл</text:span>.</text:p>
      <text:h text:style-name="P155" text:outline-level="1"/>
      <text:h text:style-name="P162" text:outline-level="1"><text:bookmark-start text:name="__RefHeading___Toc1900_16049464791"/>ID <text:span text:style-name="T33">4</text:span><text:span text:style-name="T1"> </text:span><text:span text:style-name="T34">(</text:span><text:span text:style-name="T32">О</text:span><text:span text:style-name="T31">блачко =)</text:span><text:span text:style-name="T34">)</text:span><text:bookmark-end text:name="__RefHeading___Toc1900_16049464791"/></text:h>
      <text:p text:style-name="P12"><text:span text:style-name="T26">Описание</text:span>: <text:s/><text:span text:style-name="T74">М</text:span><text:span text:style-name="T73">узыкальн</text:span><text:span text:style-name="T76">ый</text:span><text:span text:style-name="T73"> ночник. </text:span></text:p>
      <text:p text:style-name="P12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43">№ </text:p>
          </table:table-cell>
          <table:table-cell table:style-name="Таблица2.A1" office:value-type="string">
            <text:p text:style-name="P143">Канал чтения</text:p>
          </table:table-cell>
          <table:table-cell table:style-name="Таблица2.A1" office:value-type="string">
            <text:p text:style-name="P143">Канал записи</text:p>
          </table:table-cell>
          <table:table-cell table:style-name="Таблица2.A1" office:value-type="string">
            <text:p text:style-name="P138">Тип данных</text:p>
          </table:table-cell>
          <table:table-cell table:style-name="Таблица2.A1" office:value-type="string">
            <text:p text:style-name="P138">Диапазоны <text:span text:style-name="T61">полезных </text:span>значений <text:span text:style-name="T80">(по умолчанию)</text:span></text:p>
          </table:table-cell>
          <table:table-cell table:style-name="Таблица2.F1" office:value-type="string">
            <text:p text:style-name="P138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6">DATA_TYPE_<text:span text:style-name="T69">BOOL</text:span></text:p>
          </table:table-cell>
          <table:table-cell table:style-name="Таблица2.A2" office:value-type="string">
            <text:p text:style-name="P99"><text:span text:style-name="T83">false</text:span> — <text:span text:style-name="T83">true</text:span> <text:s/></text:p>
          </table:table-cell>
          <table:table-cell table:style-name="Таблица2.F2" office:value-type="string">
            <text:p text:style-name="P84">Вык<text:span text:style-name="T72">лючить / включить</text:span> <text:span text:style-name="T70">воспроизведение. </text:span><text:span text:style-name="T7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6">DATA_TYPE_INT_<text:span text:style-name="T70">8</text:span></text:p>
          </table:table-cell>
          <table:table-cell table:style-name="Таблица2.A2" office:value-type="string">
            <text:p text:style-name="P81"><text:span text:style-name="T79">1</text:span> — <text:span text:style-name="T79">3 <text:s/></text:span><text:span text:style-name="T80">(1)</text:span></text:p>
          </table:table-cell>
          <table:table-cell table:style-name="Таблица2.F2" office:value-type="string">
            <text:p text:style-name="P96">Режим воспроизведения. </text:p>
            <text:p text:style-name="P92"><text:span text:style-name="T79">1</text:span> — колыбельные, </text:p>
            <text:p text:style-name="P92"><text:span text:style-name="T79">2</text:span> — звуки природы, </text:p>
            <text:p text:style-name="P92"><text:span text:style-name="T7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6">DATA_TYPE_INT_<text:span text:style-name="T71">8</text:span></text:p>
          </table:table-cell>
          <table:table-cell table:style-name="Таблица2.A2" office:value-type="string">
            <text:p text:style-name="P93">0 — <text:span text:style-name="T11">6 <text:s/></text:span><text:span text:style-name="T12">(0)</text:span></text:p>
          </table:table-cell>
          <table:table-cell table:style-name="Таблица2.F2" office:value-type="string">
            <text:p text:style-name="P92">Режимы света.</text:p>
            <text:p text:style-name="P92">0 — выкл. </text:p>
            <text:p text:style-name="P92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7">DATA_TYPE_<text:span text:style-name="T69">BOOL</text:span></text:p>
          </table:table-cell>
          <table:table-cell table:style-name="Таблица2.A2" office:value-type="string">
            <text:p text:style-name="P95"><text:span text:style-name="T83">false</text:span> — <text:span text:style-name="T83">true</text:span> <text:s/><text:span text:style-name="T80">(</text:span><text:span text:style-name="T83">false</text:span><text:span text:style-name="T80">)</text:span></text:p>
          </table:table-cell>
          <table:table-cell table:style-name="Таблица2.F2" office:value-type="string">
            <text:p text:style-name="P94">Выключить / включить повтор <text:span text:style-name="T7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48">DATA_TYPE_INT_16</text:p>
          </table:table-cell>
          <table:table-cell table:style-name="Таблица2.A2" office:value-type="string">
            <text:p text:style-name="P90">0 — 8192 <text:s/><text:span text:style-name="T80">(8192)</text:span></text:p>
          </table:table-cell>
          <table:table-cell table:style-name="Таблица2.F2" office:value-type="string">
            <text:p text:style-name="P89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48">DATA_TYPE_INT_16</text:p>
          </table:table-cell>
          <table:table-cell table:style-name="Таблица2.A2" office:value-type="string">
            <text:p text:style-name="P90">0 — 8192 <text:s/><text:span text:style-name="T80">(100)</text:span></text:p>
          </table:table-cell>
          <table:table-cell table:style-name="Таблица2.F2" office:value-type="string">
            <text:p text:style-name="P89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48">DATA_TYPE_INT_<text:span text:style-name="T75">8</text:span></text:p>
          </table:table-cell>
          <table:table-cell table:style-name="Таблица2.A2" office:value-type="string">
            <text:p text:style-name="P90">0 — <text:span text:style-name="T75">30 <text:s text:c="2"/></text:span><text:span text:style-name="T93">(20)</text:span></text:p>
          </table:table-cell>
          <table:table-cell table:style-name="Таблица2.F2" office:value-type="string">
            <text:p text:style-name="P91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62">+</text:p>
          </table:table-cell>
          <table:table-cell table:style-name="Таблица2.A2" office:value-type="string">
            <text:p text:style-name="P45">DATA_TYPE_INT_<text:span text:style-name="T71">8</text:span></text:p>
          </table:table-cell>
          <table:table-cell table:style-name="Таблица2.A2" office:value-type="string">
            <text:p text:style-name="P98">0x00 — 0x46 <text:span text:style-name="T81">(-1)</text:span></text:p>
          </table:table-cell>
          <table:table-cell table:style-name="Таблица2.F2" office:value-type="string">
            <text:p text:style-name="P97">Цвет светодиода — <text:span text:style-name="T78">ручной режим</text:span>. </text:p>
            <text:p text:style-name="P97">Старший полубайт — номер светодиода (0 — 4)</text:p>
            <text:p text:style-name="P97">Младший полубайт — номер цвета (0 — <text:span text:style-name="T77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65">+</text:p>
          </table:table-cell>
          <table:table-cell table:style-name="Таблица2.A2" office:value-type="string">
            <text:p text:style-name="P65">+</text:p>
          </table:table-cell>
          <table:table-cell table:style-name="Таблица2.A2" office:value-type="string">
            <text:p text:style-name="P49">DATA_TYPE_INT_<text:span text:style-name="T71">8</text:span></text:p>
          </table:table-cell>
          <table:table-cell table:style-name="Таблица2.A2" office:value-type="string">
            <text:p text:style-name="P101">0 — 5 <text:s/><text:span text:style-name="T93">(0)</text:span></text:p>
          </table:table-cell>
          <table:table-cell table:style-name="Таблица2.F2" office:value-type="string">
            <text:p text:style-name="P100">Эквалайзер.</text:p>
          </table:table-cell>
        </table:table-row>
      </table:table>
      <text:h text:style-name="P156" text:outline-level="1"/>
      <text:h text:style-name="P163" text:outline-level="1"><text:bookmark-start text:name="__RefHeading___Toc1900_1604946479 Копия 1"/>ID <text:span text:style-name="T35">5</text:span><text:span text:style-name="T1"> </text:span><text:span text:style-name="T15">(</text:span><text:span text:style-name="T62">Выключатель </text:span><text:span text:style-name="T63">расширенный</text:span><text:span text:style-name="T15">)</text:span><text:bookmark-end text:name="__RefHeading___Toc1900_1604946479 Копия 1"/></text:h>
      <text:p text:style-name="P25"/>
      <text:p text:style-name="P24"><text:span text:style-name="T26">Описание</text:span><text:span text:style-name="T22">: </text:span><text:span text:style-name="T52">Бесконтактный выключатель с датчиками температуры, влажности. </text:span><text:span text:style-name="T94">SNTP клиент для синхронизации времени. </text:span><text:span text:style-name="T60">Данные выводятся на OLED </text:span><text:span text:style-name="T82">дисплей</text:span></text:p>
      <text:p text:style-name="P9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45">№ </text:p>
          </table:table-cell>
          <table:table-cell table:style-name="id-5.A1" office:value-type="string">
            <text:p text:style-name="P145">Канал чтения</text:p>
          </table:table-cell>
          <table:table-cell table:style-name="id-5.A1" office:value-type="string">
            <text:p text:style-name="P145">Канал записи</text:p>
          </table:table-cell>
          <table:table-cell table:style-name="id-5.A1" office:value-type="string">
            <text:p text:style-name="P140">Тип данных</text:p>
          </table:table-cell>
          <table:table-cell table:style-name="id-5.A1" office:value-type="string">
            <text:p text:style-name="P140">Диапазоны <text:span text:style-name="T61">полезных </text:span>значений</text:p>
          </table:table-cell>
          <table:table-cell table:style-name="id-5.F1" office:value-type="string">
            <text:p text:style-name="P140">Описание</text:p>
          </table:table-cell>
        </table:table-row>
        <table:table-row table:style-name="id-5.2">
          <table:table-cell table:style-name="id-5.A2" office:value-type="string">
            <text:list text:continue-list="list132250767520810" text:style-name="L1">
              <text:list-item>
                <text:p text:style-name="P205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38">DATA_TYPE_BOOL</text:p>
          </table:table-cell>
          <table:table-cell table:style-name="id-5.A2" office:value-type="string">
            <text:p text:style-name="P110">вкл./выкл.</text:p>
          </table:table-cell>
          <table:table-cell table:style-name="id-5.F2" office:value-type="string">
            <text:p text:style-name="P68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5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38">DATA_TYPE_INT_16</text:p>
          </table:table-cell>
          <table:table-cell table:style-name="id-5.A2" office:value-type="string">
            <text:p text:style-name="P104">0 <text:span text:style-name="T54">– </text:span>255</text:p>
          </table:table-cell>
          <table:table-cell table:style-name="id-5.F2" office:value-type="string">
            <text:p text:style-name="P71"><text:span text:style-name="T4">порог срабатывания реле </text:span><text:span text:style-name="T7">в </text:span><text:span text:style-name="T6">мм. </text:span><text:span text:style-name="T10">&lt;</text:span><text:span text:style-name="T6"> </text:span><text:span text:style-name="T9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48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66">+</text:p>
          </table:table-cell>
          <table:table-cell table:style-name="id-5.A2" office:value-type="string">
            <text:p text:style-name="P66">+</text:p>
          </table:table-cell>
          <table:table-cell table:style-name="id-5.A2" office:value-type="string">
            <text:p text:style-name="P39">DATA_TYPE_INT_<text:span text:style-name="T84">8</text:span></text:p>
          </table:table-cell>
          <table:table-cell table:style-name="id-5.A2" office:value-type="string">
            <text:p text:style-name="P103">0 — 3</text:p>
          </table:table-cell>
          <table:table-cell table:style-name="id-5.F2" office:value-type="string">
            <text:p text:style-name="P102">Поворот дисплея:</text:p>
            <text:p text:style-name="P102">0 — 0 градусов</text:p>
            <text:p text:style-name="P102">1 — 90 градусов</text:p>
            <text:p text:style-name="P102">2 — 180 градусов</text:p>
            <text:p text:style-name="P102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1">
              <text:list-header>
                <text:p text:style-name="P191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67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38">DATA_TYPE_INT_16</text:p>
          </table:table-cell>
          <table:table-cell table:style-name="id-5.A2" office:value-type="string">
            <text:p text:style-name="P104">0 <text:span text:style-name="T54">–</text:span> <text:span text:style-name="T58">255</text:span></text:p>
          </table:table-cell>
          <table:table-cell table:style-name="id-5.F2" office:value-type="string">
            <text:p text:style-name="P71"><text:span text:style-name="T50">текущее </text:span>расстояние <text:span text:style-name="T57">в </text:span><text:span text:style-name="T56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73">DATA_TYPE_FLOAT_32 </text:p>
          </table:table-cell>
          <table:table-cell table:style-name="id-5.A2" office:value-type="string">
            <text:p text:style-name="P111">1 <text:span text:style-name="T54">–</text:span><text:span text:style-name="T53"> </text:span>1000</text:p>
          </table:table-cell>
          <table:table-cell table:style-name="id-5.F2" office:value-type="string">
            <text:p text:style-name="P71"><text:span text:style-name="T51">уровень освещённости </text:span><text:span text:style-name="T59">в </text:span><text:span text:style-name="T51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73">DATA_TYPE_FLOAT_32 </text:p>
          </table:table-cell>
          <table:table-cell table:style-name="id-5.A2" office:value-type="string">
            <text:p text:style-name="P116">-<text:span text:style-name="T54">40 – 85</text:span></text:p>
          </table:table-cell>
          <table:table-cell table:style-name="id-5.F2" office:value-type="string">
            <text:p text:style-name="P71"><text:span text:style-name="T5">температура</text:span><text:span text:style-name="T4"> </text:span><text:span text:style-name="T8">в </text:span><text:span text:style-name="T4">C</text:span><text:span text:style-name="T27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73">DATA_TYPE_FLOAT_32 </text:p>
          </table:table-cell>
          <table:table-cell table:style-name="id-5.A2" office:value-type="string">
            <text:p text:style-name="P112">0 <text:span text:style-name="T54">– </text:span>100</text:p>
          </table:table-cell>
          <table:table-cell table:style-name="id-5.F2" office:value-type="string">
            <text:p text:style-name="P68"><text:span text:style-name="T26">влажность</text:span> <text:span text:style-name="T59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52">+</text:p>
          </table:table-cell>
          <table:table-cell table:style-name="id-5.A2" office:value-type="string">
            <text:p text:style-name="P53">-</text:p>
          </table:table-cell>
          <table:table-cell table:style-name="id-5.A2" office:value-type="string">
            <text:p text:style-name="P74">DATA_TYPE_FLOAT_32 </text:p>
          </table:table-cell>
          <table:table-cell table:style-name="id-5.A2" office:value-type="string">
            <text:p text:style-name="P114">300 – <text:span text:style-name="T55">110</text:span><text:span text:style-name="T95">0</text:span><text:span text:style-name="T55"> </text:span></text:p>
          </table:table-cell>
          <table:table-cell table:style-name="id-5.F2" office:value-type="string">
            <text:p text:style-name="P69"><text:span text:style-name="T26">давление</text:span> <text:span text:style-name="T59">в </text:span><text:span text:style-name="T64">Pa - </text:span><text:span text:style-name="T54">hPa.</text:span></text:p>
          </table:table-cell>
        </table:table-row>
      </table:table>
      <text:p text:style-name="P9"/>
      <text:h text:style-name="P164" text:outline-level="1"><text:bookmark-start text:name="__RefHeading___Toc1900_1604946479 Копия 1 Копия 1"/>ID <text:span text:style-name="T65">6</text:span><text:span text:style-name="T1"> </text:span><text:span text:style-name="T15">(</text:span><text:span text:style-name="T65">Импульсный сч</text:span><text:span text:style-name="T85">ё</text:span><text:span text:style-name="T65">тчик</text:span><text:span text:style-name="T15">)</text:span><text:bookmark-end text:name="__RefHeading___Toc1900_1604946479 Копия 1 Копия 1"/></text:h>
      <text:p text:style-name="P23"/>
      <text:p text:style-name="P11"><text:span text:style-name="T26">Описание</text:span>: <text:s/></text:p>
      <text:p text:style-name="P14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44">№ </text:p>
          </table:table-cell>
          <table:table-cell table:style-name="Таблица3.A1" office:value-type="string">
            <text:p text:style-name="P144">Канал чтения</text:p>
          </table:table-cell>
          <table:table-cell table:style-name="Таблица3.A1" office:value-type="string">
            <text:p text:style-name="P144">Канал записи</text:p>
          </table:table-cell>
          <table:table-cell table:style-name="Таблица3.A1" office:value-type="string">
            <text:p text:style-name="P139">Тип данных</text:p>
          </table:table-cell>
          <table:table-cell table:style-name="Таблица3.A1" office:value-type="string">
            <text:p text:style-name="P139">Диапазоны <text:span text:style-name="T61">полезных </text:span>значений</text:p>
          </table:table-cell>
          <table:table-cell table:style-name="Таблица3.F1" office:value-type="string">
            <text:p text:style-name="P139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211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0">DATA_TYPE_INT_<text:span text:style-name="T65">64</text:span></text:p>
          </table:table-cell>
          <table:table-cell table:style-name="Таблица3.A2" office:value-type="string">
            <text:p text:style-name="P82">0-...</text:p>
          </table:table-cell>
          <table:table-cell table:style-name="Таблица3.F2" office:value-type="string">
            <text:p text:style-name="P85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0">DATA_TYPE_INT_<text:span text:style-name="T65">64</text:span></text:p>
          </table:table-cell>
          <table:table-cell table:style-name="Таблица3.A2" office:value-type="string">
            <text:p text:style-name="P82">0-...</text:p>
          </table:table-cell>
          <table:table-cell table:style-name="Таблица3.F2" office:value-type="string">
            <text:p text:style-name="P85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0">DATA_TYPE_INT_<text:span text:style-name="T67">16</text:span></text:p>
          </table:table-cell>
          <table:table-cell table:style-name="Таблица3.A2" office:value-type="string">
            <text:p text:style-name="P82"><text:span text:style-name="T68">1</text:span>-...</text:p>
          </table:table-cell>
          <table:table-cell table:style-name="Таблица3.F2" office:value-type="string">
            <text:p text:style-name="P85"><text:span text:style-name="T68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0">DATA_TYPE_INT_<text:span text:style-name="T67">16</text:span></text:p>
          </table:table-cell>
          <table:table-cell table:style-name="Таблица3.A2" office:value-type="string">
            <text:p text:style-name="P82"><text:span text:style-name="T68">1</text:span>-...</text:p>
          </table:table-cell>
          <table:table-cell table:style-name="Таблица3.F2" office:value-type="string">
            <text:p text:style-name="P85"><text:span text:style-name="T68">Множитель количества импульсов 1</text:span> канала</text:p>
          </table:table-cell>
        </table:table-row>
        <table:table-row table:style-name="Таблица3.6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63">+</text:p>
          </table:table-cell>
          <table:table-cell table:style-name="Таблица3.A2" office:value-type="string">
            <text:p text:style-name="P63">+</text:p>
          </table:table-cell>
          <table:table-cell table:style-name="Таблица3.A2" office:value-type="string">
            <text:p text:style-name="P40">DATA_TYPE_STRING</text:p>
          </table:table-cell>
          <table:table-cell table:style-name="Таблица3.A2" office:value-type="string">
            <text:p text:style-name="P87">строка</text:p>
          </table:table-cell>
          <table:table-cell table:style-name="Таблица3.F2" office:value-type="string">
            <text:p text:style-name="P86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63">+</text:p>
          </table:table-cell>
          <table:table-cell table:style-name="Таблица3.A2" office:value-type="string">
            <text:p text:style-name="P63">+</text:p>
          </table:table-cell>
          <table:table-cell table:style-name="Таблица3.A2" office:value-type="string">
            <text:p text:style-name="P40">DATA_TYPE_STRING</text:p>
          </table:table-cell>
          <table:table-cell table:style-name="Таблица3.A2" office:value-type="string">
            <text:p text:style-name="P87">строка</text:p>
          </table:table-cell>
          <table:table-cell table:style-name="Таблица3.F2" office:value-type="string">
            <text:p text:style-name="P86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0 - 59</text:p>
          </table:table-cell>
          <table:table-cell table:style-name="Таблица3.F2" office:value-type="string">
            <text:p text:style-name="P77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0 - 59</text:p>
          </table:table-cell>
          <table:table-cell table:style-name="Таблица3.F2" office:value-type="string">
            <text:p text:style-name="P77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0 - 23</text:p>
          </table:table-cell>
          <table:table-cell table:style-name="Таблица3.F2" office:value-type="string">
            <text:p text:style-name="P77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1 - 7</text:p>
          </table:table-cell>
          <table:table-cell table:style-name="Таблица3.F2" office:value-type="string">
            <text:p text:style-name="P77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1 - 31</text:p>
          </table:table-cell>
          <table:table-cell table:style-name="Таблица3.F2" office:value-type="string">
            <text:p text:style-name="P77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1 - 12</text:p>
          </table:table-cell>
          <table:table-cell table:style-name="Таблица3.F2" office:value-type="string">
            <text:p text:style-name="P77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79">0 - 99</text:p>
          </table:table-cell>
          <table:table-cell table:style-name="Таблица3.F2" office:value-type="string">
            <text:p text:style-name="P77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11">1</text:p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51">-</text:p>
          </table:table-cell>
          <table:table-cell table:style-name="Таблица3.A2" office:value-type="string">
            <text:p text:style-name="P40">DATA_TYPE_INT_16</text:p>
          </table:table-cell>
          <table:table-cell table:style-name="Таблица3.A2" office:value-type="string">
            <text:p text:style-name="P88">0 - 4095</text:p>
          </table:table-cell>
          <table:table-cell table:style-name="Таблица3.F2" office:value-type="string">
            <text:p text:style-name="P72"><text:s/><text:span text:style-name="T66">ADC батарейки резервного питания</text:span></text:p>
          </table:table-cell>
        </table:table-row>
      </table:table>
      <text:p text:style-name="P14"/>
      <text:p text:style-name="P15">https://sledi-za-soboy.ru/arduino-rezervnoye-pitaniye-ot-batareyki-d/</text:p>
      <text:h text:style-name="P165" text:outline-level="1"><text:bookmark-start text:name="__RefHeading___Toc1900_1604946479 Копия 1 Копия 1 Копия 1"/>ID <text:span text:style-name="T85">7</text:span><text:span text:style-name="T1"> </text:span><text:span text:style-name="T88">(</text:span><text:span text:style-name="T85">Контроллер RGB Led</text:span><text:span text:style-name="T88">)</text:span><text:bookmark-end text:name="__RefHeading___Toc1900_1604946479 Копия 1 Копия 1 Копия 1"/></text:h>
      <text:p text:style-name="P26"/>
      <text:p text:style-name="P13"><text:span text:style-name="T26">Описание</text:span>: <text:span text:style-name="T86">к</text:span><text:span text:style-name="T85">онтроллер управления для rgb лент.</text:span>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44">№ </text:p>
          </table:table-cell>
          <table:table-cell table:style-name="Таблица1.A1" office:value-type="string">
            <text:p text:style-name="P144">Канал чтения</text:p>
          </table:table-cell>
          <table:table-cell table:style-name="Таблица1.A1" office:value-type="string">
            <text:p text:style-name="P144">Канал записи</text:p>
          </table:table-cell>
          <table:table-cell table:style-name="Таблица1.A1" office:value-type="string">
            <text:p text:style-name="P139">Тип данных</text:p>
          </table:table-cell>
          <table:table-cell table:style-name="Таблица1.A1" office:value-type="string">
            <text:p text:style-name="P139">Диапазоны <text:span text:style-name="T61">полезных </text:span>значений</text:p>
          </table:table-cell>
          <table:table-cell table:style-name="Таблица1.F1" office:value-type="string">
            <text:p text:style-name="P139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213">1</text:p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0">DATA_TYPE_INT_<text:span text:style-name="T85">16</text:span></text:p>
          </table:table-cell>
          <table:table-cell table:style-name="Таблица1.A2" office:value-type="string">
            <text:p text:style-name="P85">0 — <text:span text:style-name="T85">255</text:span></text:p>
          </table:table-cell>
          <table:table-cell table:style-name="Таблица1.F2" office:value-type="string">
            <text:p text:style-name="P105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9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0">DATA_TYPE_INT_<text:span text:style-name="T85">16</text:span></text:p>
          </table:table-cell>
          <table:table-cell table:style-name="Таблица1.A2" office:value-type="string">
            <text:p text:style-name="P85">0 — <text:span text:style-name="T85">255</text:span></text:p>
          </table:table-cell>
          <table:table-cell table:style-name="Таблица1.F2" office:value-type="string">
            <text:p text:style-name="P105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9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0">DATA_TYPE_INT_<text:span text:style-name="T67">16</text:span></text:p>
          </table:table-cell>
          <table:table-cell table:style-name="Таблица1.A2" office:value-type="string">
            <text:p text:style-name="P85">0 — <text:span text:style-name="T85">255</text:span></text:p>
          </table:table-cell>
          <table:table-cell table:style-name="Таблица1.F2" office:value-type="string">
            <text:p text:style-name="P105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9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0">DATA_TYPE_INT_<text:span text:style-name="T67">16</text:span></text:p>
          </table:table-cell>
          <table:table-cell table:style-name="Таблица1.A2" office:value-type="string">
            <text:p text:style-name="P85">0 — <text:span text:style-name="T85">255</text:span></text:p>
          </table:table-cell>
          <table:table-cell table:style-name="Таблица1.F2" office:value-type="string">
            <text:p text:style-name="P105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9"/>
              </text:list-item>
            </text:list>
          </table:table-cell>
          <table:table-cell table:style-name="Таблица1.A2" office:value-type="string">
            <text:p text:style-name="P64">+</text:p>
          </table:table-cell>
          <table:table-cell table:style-name="Таблица1.A2" office:value-type="string">
            <text:p text:style-name="P64">+</text:p>
          </table:table-cell>
          <table:table-cell table:style-name="Таблица1.A2" office:value-type="string">
            <text:p text:style-name="P40">DATA_TYPE_INT_<text:span text:style-name="T87">16</text:span></text:p>
          </table:table-cell>
          <table:table-cell table:style-name="Таблица1.A2" office:value-type="string">
            <text:p text:style-name="P105">0 — n </text:p>
          </table:table-cell>
          <table:table-cell table:style-name="Таблица1.F2" office:value-type="string">
            <text:p text:style-name="P105">Световой режим</text:p>
          </table:table-cell>
        </table:table-row>
      </table:table>
      <text:p text:style-name="P14"/>
      <text:p text:style-name="P14"/>
      <text:p text:style-name="P14"/>
      <text:p text:style-name="P16"/>
      <text:h text:style-name="P166" text:outline-level="1"><text:bookmark-start text:name="__RefHeading___Toc1900_1604946479 Копия 1 Копия 1 Копия 1 Копия 1"/>ID <text:span text:style-name="T89">8</text:span><text:span text:style-name="T1"> </text:span><text:span text:style-name="T88">(</text:span><text:span text:style-name="T89">Камера</text:span><text:span text:style-name="T88">)</text:span><text:bookmark-end text:name="__RefHeading___Toc1900_1604946479 Копия 1 Копия 1 Копия 1 Копия 1"/></text:h>
      <text:p text:style-name="P27"/>
      <text:p text:style-name="P17"><text:span text:style-name="T26">Описание</text:span>: <text:span text:style-name="T89">камера.</text:span></text:p>
      <text:p text:style-name="P1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47">№ </text:p>
          </table:table-cell>
          <table:table-cell table:style-name="Таблица4.A1" office:value-type="string">
            <text:p text:style-name="P147">Канал чтения</text:p>
          </table:table-cell>
          <table:table-cell table:style-name="Таблица4.A1" office:value-type="string">
            <text:p text:style-name="P147">Канал записи</text:p>
          </table:table-cell>
          <table:table-cell table:style-name="Таблица4.A1" office:value-type="string">
            <text:p text:style-name="P142">Тип данных</text:p>
          </table:table-cell>
          <table:table-cell table:style-name="Таблица4.A1" office:value-type="string">
            <text:p text:style-name="P142">Диапазоны <text:span text:style-name="T61">полезных </text:span>значений</text:p>
          </table:table-cell>
          <table:table-cell table:style-name="Таблица4.F1" office:value-type="string">
            <text:p text:style-name="P142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214">1</text:p>
              </text:list-item>
            </text:list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41">DATA_TYPE_RAW</text:p>
          </table:table-cell>
          <table:table-cell table:style-name="Таблица4.A2" office:value-type="string">
            <text:p text:style-name="P136"><text:s/>0 — 2^32</text:p>
          </table:table-cell>
          <table:table-cell table:style-name="Таблица4.F2" office:value-type="string">
            <text:p text:style-name="P10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214"/>
              </text:list-item>
            </text:list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41">DATA_TYPE_RAW</text:p>
          </table:table-cell>
          <table:table-cell table:style-name="Таблица4.A2" office:value-type="string">
            <text:p text:style-name="P137">0 — 2^32</text:p>
          </table:table-cell>
          <table:table-cell table:style-name="Таблица4.F2" office:value-type="string">
            <text:p text:style-name="P107"><text:span text:style-name="T9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210"/>
              </text:list-item>
            </text:list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42">DATA_TYPE_INT_<text:span text:style-name="T85">16</text:span></text:p>
          </table:table-cell>
          <table:table-cell table:style-name="Таблица4.A2" office:value-type="string">
            <text:p text:style-name="P83"/>
          </table:table-cell>
          <table:table-cell table:style-name="Таблица4.F2" office:value-type="string">
            <text:p text:style-name="P10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210"/>
              </text:list-item>
            </text:list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42">DATA_TYPE_INT_<text:span text:style-name="T85">16</text:span></text:p>
          </table:table-cell>
          <table:table-cell table:style-name="Таблица4.A2" office:value-type="string">
            <text:p text:style-name="P83"/>
          </table:table-cell>
          <table:table-cell table:style-name="Таблица4.F2" office:value-type="string">
            <text:p text:style-name="P10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210"/>
              </text:list-item>
            </text:list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42">DATA_TYPE_INT_<text:span text:style-name="T90">8</text:span></text:p>
          </table:table-cell>
          <table:table-cell table:style-name="Таблица4.A2" office:value-type="string">
            <text:p text:style-name="P109">0 — 100 </text:p>
          </table:table-cell>
          <table:table-cell table:style-name="Таблица4.F2" office:value-type="string">
            <text:p text:style-name="P108"><text:span text:style-name="T92">Камера — </text:span><text:span text:style-name="T91">к</text:span>ачество</text:p>
          </table:table-cell>
        </table:table-row>
      </table:table>
      <text:p text:style-name="P17"/>
      <text:p text:style-name="P17"/>
      <text:p text:style-name="P17"/>
      <text:h text:style-name="P167" text:outline-level="1"><text:bookmark-start text:name="__RefHeading___Toc1900_1604946479 Копия 1 Копия 1 Копия 2"/>ID <text:span text:style-name="T98">9</text:span><text:span text:style-name="T1"> </text:span><text:span text:style-name="T100">Home_Meto_II</text:span><text:bookmark-end text:name="__RefHeading___Toc1900_1604946479 Копия 1 Копия 1 Копия 2"/></text:h>
      <text:p text:style-name="P34"><text:span text:style-name="T2"/></text:p>
      <text:p text:style-name="P34"><text:span text:style-name="T2">Время/Дата, локальные температура, влажность и давление. Прогноз погоды для выбранного города. Подключается к </text:span><text:span text:style-name="T3">wifi </text:span><text:span text:style-name="T2">сети для синхронизации времени и получения данных о погоде. К данному устройству может подключатся автономные устройства </text:span><text:span text:style-name="T3">ID2 </text:span><text:span text:style-name="T2">для передачи удалённых данных температуры, влажности и давление, к примеру, с улицы.</text:span></text:p>
      <text:p text:style-name="P29"/>
      <text:p text:style-name="P19"><text:span text:style-name="T26">Описание</text:span>: <text:s/></text:p>
      <text:p text:style-name="P19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192">№ </text:p>
          </table:table-cell>
          <table:table-cell table:style-name="Таблица6.A1" office:value-type="string">
            <text:p text:style-name="P192">Канал чтения</text:p>
          </table:table-cell>
          <table:table-cell table:style-name="Таблица6.A1" office:value-type="string">
            <text:p text:style-name="P192">Канал записи</text:p>
          </table:table-cell>
          <table:table-cell table:style-name="Таблица6.A1" office:value-type="string">
            <text:p text:style-name="P193">Тип данных</text:p>
          </table:table-cell>
          <table:table-cell table:style-name="Таблица6.A1" office:value-type="string">
            <text:p text:style-name="P193">Диапазоны <text:span text:style-name="T61">полезных </text:span>значений</text:p>
          </table:table-cell>
          <table:table-cell table:style-name="Таблица6.F1" office:value-type="string">
            <text:p text:style-name="P193">Описание</text:p>
          </table:table-cell>
        </table:table-row>
        <table:table-row table:style-name="Таблица6.2">
          <table:table-cell table:style-name="Таблица6.A2" table:number-columns-spanned="6" office:value-type="string">
            <text:p text:style-name="P194"><text:span text:style-name="T113">Локальный </text:span>датчик <text:span text:style-name="T125">ТВД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style-name="L6">
              <text:list-item>
                <text:p text:style-name="P212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2">DATA_TYPE_FLOAT_32 </text:p>
          </table:table-cell>
          <table:table-cell table:style-name="Таблица6.A3" office:value-type="string">
            <text:p text:style-name="P170">-<text:span text:style-name="T112">40 - 80</text:span></text:p>
          </table:table-cell>
          <table:table-cell table:style-name="Таблица6.A2" office:value-type="string">
            <text:p text:style-name="P71"><text:span text:style-name="T14">Т</text:span><text:span text:style-name="T5">емпература</text:span><text:span text:style-name="T4"> </text:span><text:span text:style-name="T8">в </text:span><text:span text:style-name="T4">C</text:span><text:span text:style-name="T27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8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2">DATA_TYPE_FLOAT_32 </text:p>
          </table:table-cell>
          <table:table-cell table:style-name="Таблица6.A3" office:value-type="string">
            <text:p text:style-name="P171">0 - 100</text:p>
          </table:table-cell>
          <table:table-cell table:style-name="Таблица6.A2" office:value-type="string">
            <text:p text:style-name="P68"><text:span text:style-name="T112">В</text:span><text:span text:style-name="T26">лажность</text:span> <text:span text:style-name="T59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8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2">DATA_TYPE_FLOAT_32 </text:p>
          </table:table-cell>
          <table:table-cell table:style-name="Таблица6.A3" office:value-type="string">
            <text:p text:style-name="P114">300 – <text:span text:style-name="T55">110</text:span><text:span text:style-name="T95">0</text:span><text:span text:style-name="T55"> </text:span></text:p>
          </table:table-cell>
          <table:table-cell table:style-name="Таблица6.A2" office:value-type="string">
            <text:p text:style-name="P69"><text:span text:style-name="T112">Д</text:span><text:span text:style-name="T26">авление</text:span> <text:span text:style-name="T59">в </text:span><text:span text:style-name="T64">Pa - </text:span><text:span text:style-name="T54">hPa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5">Внешний датчик <text:span text:style-name="T125">ТВД </text:span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3">DATA_TYPE_FLOAT_32 </text:p>
          </table:table-cell>
          <table:table-cell table:style-name="Таблица6.A3" office:value-type="string">
            <text:p text:style-name="P170">-<text:span text:style-name="T112">40 - 80</text:span></text:p>
          </table:table-cell>
          <table:table-cell table:style-name="Таблица6.A2" office:value-type="string">
            <text:p text:style-name="P71"><text:span text:style-name="T14">Т</text:span><text:span text:style-name="T5">емпература</text:span><text:span text:style-name="T4"> </text:span><text:span text:style-name="T8">в </text:span><text:span text:style-name="T4">C</text:span><text:span text:style-name="T27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0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3">DATA_TYPE_FLOAT_32 </text:p>
          </table:table-cell>
          <table:table-cell table:style-name="Таблица6.A3" office:value-type="string">
            <text:p text:style-name="P171">0 - 100</text:p>
          </table:table-cell>
          <table:table-cell table:style-name="Таблица6.A2" office:value-type="string">
            <text:p text:style-name="P68"><text:span text:style-name="T112">В</text:span><text:span text:style-name="T26">лажность</text:span> <text:span text:style-name="T59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0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6">DATA_TYPE_FLOAT_32 </text:p>
          </table:table-cell>
          <table:table-cell table:style-name="Таблица6.A3" office:value-type="string">
            <text:p text:style-name="P114">300 – <text:span text:style-name="T55">110</text:span><text:span text:style-name="T95">0</text:span><text:span text:style-name="T55"> </text:span></text:p>
          </table:table-cell>
          <table:table-cell table:style-name="Таблица6.A2" office:value-type="string">
            <text:p text:style-name="P69"><text:span text:style-name="T112">Д</text:span><text:span text:style-name="T26">авление</text:span> <text:span text:style-name="T59">в </text:span><text:span text:style-name="T64">Pa - </text:span><text:span text:style-name="T54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1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2">DATA_TYPE_FLOAT_32 </text:p>
          </table:table-cell>
          <table:table-cell table:style-name="Таблица6.A3" office:value-type="string">
            <text:p text:style-name="P216">0 - <text:span text:style-name="T111">100</text:span></text:p>
          </table:table-cell>
          <table:table-cell table:style-name="Таблица6.A2" office:value-type="string">
            <text:p text:style-name="P76"><text:s/>%<text:span text:style-name="T66"> батарейки питания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1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7">DATA_TYPE_INT_<text:span text:style-name="T65">64</text:span></text:p>
          </table:table-cell>
          <table:table-cell table:style-name="Таблица6.A3" office:value-type="string">
            <text:p text:style-name="P217"><text:span text:style-name="T99">time_t</text:span></text:p>
          </table:table-cell>
          <table:table-cell table:style-name="Таблица6.A2" office:value-type="string">
            <text:p text:style-name="P132"><text:span text:style-name="T123">В</text:span>ремя получения <text:span text:style-name="T123">последних </text:span>данных <text:span text:style-name="T99">c </text:span>датчик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4">Внешний датчик <text:span text:style-name="T125">ТВД </text:span><text:span text:style-name="T113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3">DATA_TYPE_FLOAT_32 </text:p>
          </table:table-cell>
          <table:table-cell table:style-name="Таблица6.A3" office:value-type="string">
            <text:p text:style-name="P170">-<text:span text:style-name="T112">40 - 80</text:span></text:p>
          </table:table-cell>
          <table:table-cell table:style-name="Таблица6.A2" office:value-type="string">
            <text:p text:style-name="P71"><text:span text:style-name="T14">Т</text:span><text:span text:style-name="T5">емпература</text:span><text:span text:style-name="T4"> </text:span><text:span text:style-name="T8">в </text:span><text:span text:style-name="T4">C</text:span><text:span text:style-name="T27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0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3">DATA_TYPE_FLOAT_32 </text:p>
          </table:table-cell>
          <table:table-cell table:style-name="Таблица6.A3" office:value-type="string">
            <text:p text:style-name="P171">0 - 100</text:p>
          </table:table-cell>
          <table:table-cell table:style-name="Таблица6.A2" office:value-type="string">
            <text:p text:style-name="P68"><text:span text:style-name="T112">В</text:span><text:span text:style-name="T26">лажность</text:span> <text:span text:style-name="T59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0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6">DATA_TYPE_FLOAT_32 </text:p>
          </table:table-cell>
          <table:table-cell table:style-name="Таблица6.A3" office:value-type="string">
            <text:p text:style-name="P114">300 – <text:span text:style-name="T55">110</text:span><text:span text:style-name="T95">0</text:span><text:span text:style-name="T55"> </text:span></text:p>
          </table:table-cell>
          <table:table-cell table:style-name="Таблица6.A2" office:value-type="string">
            <text:p text:style-name="P69"><text:span text:style-name="T112">Д</text:span><text:span text:style-name="T26">авление</text:span> <text:span text:style-name="T59">в </text:span><text:span text:style-name="T64">Pa - </text:span><text:span text:style-name="T54">hPa</text:span></text:p>
          </table:table-cell>
        </table:table-row>
        <text:soft-page-break/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1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7">DATA_TYPE_INT_<text:span text:style-name="T65">64</text:span></text:p>
          </table:table-cell>
          <table:table-cell table:style-name="Таблица6.A3" office:value-type="string">
            <text:p text:style-name="P234">time_t</text:p>
          </table:table-cell>
          <table:table-cell table:style-name="Таблица6.A2" office:value-type="string">
            <text:p text:style-name="P133"><text:span text:style-name="T123">В</text:span>ремя получения <text:span text:style-name="T123">последних </text:span>данных <text:span text:style-name="T99">c </text:span>датчик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1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8">DATA_TYPE_FLOAT_32 </text:p>
          </table:table-cell>
          <table:table-cell table:style-name="Таблица6.A3" office:value-type="string">
            <text:p text:style-name="P216">0 - <text:span text:style-name="T111">100</text:span></text:p>
          </table:table-cell>
          <table:table-cell table:style-name="Таблица6.A2" office:value-type="string">
            <text:p text:style-name="P76"><text:s/>%<text:span text:style-name="T66"> батарейки питания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6">Время / Да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77">DATA_TYPE_INT_<text:span text:style-name="T65">64</text:span></text:p>
          </table:table-cell>
          <table:table-cell table:style-name="Таблица6.A3" office:value-type="string">
            <text:p text:style-name="P235">time_t</text:p>
          </table:table-cell>
          <table:table-cell table:style-name="Таблица6.A2" office:value-type="string">
            <text:p text:style-name="P78">секунды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39">Wi-Fi <text:span text:style-name="T109">станц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20">Выкл/Вкл. <text:span text:style-name="T127">с</text:span><text:span text:style-name="T116">танци</text:span><text:span text:style-name="T127">ю</text:span><text:span text:style-name="T116"> </text:span><text:span text:style-name="T103">wifi. </text:span>0 - Выключен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0">DATA_TYPE_STRING</text:p>
          </table:table-cell>
          <table:table-cell table:style-name="Таблица6.A3" office:value-type="string">
            <text:p text:style-name="P80"/>
          </table:table-cell>
          <table:table-cell table:style-name="Таблица6.A2" office:value-type="string">
            <text:p text:style-name="P121">Имя <text:span text:style-name="T99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0">DATA_TYPE_STRING</text:p>
          </table:table-cell>
          <table:table-cell table:style-name="Таблица6.A3" office:value-type="string">
            <text:p text:style-name="P80"/>
          </table:table-cell>
          <table:table-cell table:style-name="Таблица6.A2" office:value-type="string">
            <text:p text:style-name="P121">Пароль от <text:span text:style-name="T99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36">0 - 1</text:p>
          </table:table-cell>
          <table:table-cell table:style-name="Таблица6.A2" office:value-type="string">
            <text:p text:style-name="P122"><text:span text:style-name="T115">Выкл./Вкл. </text:span><text:span text:style-name="T116">а</text:span>втоподключени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2">+</text:p>
          </table:table-cell>
          <table:table-cell table:style-name="Таблица6.A3" office:value-type="string">
            <text:p text:style-name="P228">-</text:p>
          </table:table-cell>
          <table:table-cell table:style-name="Таблица6.A3" office:value-type="string">
            <text:p text:style-name="P182">DATA_TYPE_STRING</text:p>
          </table:table-cell>
          <table:table-cell table:style-name="Таблица6.A3" office:value-type="string">
            <text:p text:style-name="P236"/>
          </table:table-cell>
          <table:table-cell table:style-name="Таблица6.A2" office:value-type="string">
            <text:p text:style-name="P135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3">DATA_TYPE_INT_<text:span text:style-name="T114">8</text:span></text:p>
          </table:table-cell>
          <table:table-cell table:style-name="Таблица6.A3" office:value-type="string">
            <text:p text:style-name="P222">0 - 1</text:p>
          </table:table-cell>
          <table:table-cell table:style-name="Таблица6.A2" office:value-type="string">
            <text:p text:style-name="P123">Поворот дисплея на 180 градусов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3">DATA_TYPE_INT_<text:span text:style-name="T117">16</text:span></text:p>
          </table:table-cell>
          <table:table-cell table:style-name="Таблица6.A3" office:value-type="string">
            <text:p text:style-name="P222">0 - 255</text:p>
          </table:table-cell>
          <table:table-cell table:style-name="Таблица6.A2" office:value-type="string">
            <text:p text:style-name="P123">Яркость дисплея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3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9">0 - 1</text:p>
          </table:table-cell>
          <table:table-cell table:style-name="Таблица6.A2" office:value-type="string">
            <text:p text:style-name="P123"><text:span text:style-name="T115">Выкл/Вкл. </text:span>ночной режим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4">DATA_TYPE_INT_<text:span text:style-name="T117">16</text:span></text:p>
          </table:table-cell>
          <table:table-cell table:style-name="Таблица6.A3" office:value-type="string">
            <text:p text:style-name="P223">0 - 255</text:p>
          </table:table-cell>
          <table:table-cell table:style-name="Таблица6.A2" office:value-type="string">
            <text:p text:style-name="P124">Яркость днём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4">DATA_TYPE_INT_<text:span text:style-name="T117">16</text:span></text:p>
          </table:table-cell>
          <table:table-cell table:style-name="Таблица6.A3" office:value-type="string">
            <text:p text:style-name="P223">0 - 255</text:p>
          </table:table-cell>
          <table:table-cell table:style-name="Таблица6.A2" office:value-type="string">
            <text:p text:style-name="P124">Яркость ночью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0">DATA_TYPE_STRING</text:p>
          </table:table-cell>
          <table:table-cell table:style-name="Таблица6.A3" office:value-type="string">
            <text:p text:style-name="P222">"<text:span text:style-name="T105">dd</text:span>:<text:span text:style-name="T105">dd</text:span>:<text:span text:style-name="T105">dd</text:span>"</text:p>
          </table:table-cell>
          <table:table-cell table:style-name="Таблица6.A2" office:value-type="string">
            <text:p text:style-name="P125">Время начала дневного интервал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0">DATA_TYPE_STRING</text:p>
          </table:table-cell>
          <table:table-cell table:style-name="Таблица6.A3" office:value-type="string">
            <text:p text:style-name="P222">"<text:span text:style-name="T105">dd</text:span>:<text:span text:style-name="T105">dd</text:span>:<text:span text:style-name="T105">dd</text:span>"</text:p>
          </table:table-cell>
          <table:table-cell table:style-name="Таблица6.A2" office:value-type="string">
            <text:p text:style-name="P125">Время начала ночного интервал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40">SNTP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20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5">DATA_TYPE_STRING</text:p>
          </table:table-cell>
          <table:table-cell table:style-name="Таблица6.A3" office:value-type="string">
            <text:p text:style-name="P222">"UTC-<text:span text:style-name="T104">d</text:span>"</text:p>
          </table:table-cell>
          <table:table-cell table:style-name="Таблица6.A2" office:value-type="string">
            <text:p text:style-name="P125">UTC <text:span text:style-name="T118">от 0, пример: "UTC-</text:span><text:span text:style-name="T126">2</text:span><text:span text:style-name="T118">" — МСК часовой пояс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5">DATA_TYPE_STRING</text:p>
          </table:table-cell>
          <table:table-cell table:style-name="Таблица6.A3" office:value-type="string">
            <text:p text:style-name="P222">"pool.ntp.org"</text:p>
          </table:table-cell>
          <table:table-cell table:style-name="Таблица6.A2" office:value-type="string">
            <text:p text:style-name="P149">Url <text:span text:style-name="T108">сервера времени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41">Upd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20">Выкл./Вкл. </text:p>
          </table:table-cell>
        </table:table-row>
        <text:soft-page-break/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6">DATA_TYPE_INT_<text:span text:style-name="T119">64</text:span></text:p>
          </table:table-cell>
          <table:table-cell table:style-name="Таблица6.A3" office:value-type="string">
            <text:p text:style-name="P224">0 - ...</text:p>
          </table:table-cell>
          <table:table-cell table:style-name="Таблица6.A2" office:value-type="string">
            <text:p text:style-name="P126">Интервал проверки обновлений в секундах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5">DATA_TYPE_STRING</text:p>
          </table:table-cell>
          <table:table-cell table:style-name="Таблица6.A3" office:value-type="string">
            <text:p text:style-name="P222">"<text:span text:style-name="T128">https://ota.verbkinm.ru/other/esp32/meteo_home_II/update_info.json</text:span>"</text:p>
          </table:table-cell>
          <table:table-cell table:style-name="Таблица6.A2" office:value-type="string">
            <text:p text:style-name="P149">Url <text:span text:style-name="T119">json </text:span><text:span text:style-name="T110">файла с информацией об обновлении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2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87">DATA_TYPE_STRING</text:p>
          </table:table-cell>
          <table:table-cell table:style-name="Таблица6.A3" office:value-type="string">
            <text:p text:style-name="P222">"<text:span text:style-name="T124">0.0.1</text:span>"</text:p>
          </table:table-cell>
          <table:table-cell table:style-name="Таблица6.A2" office:value-type="string">
            <text:p text:style-name="P134">Версия прошивки <text:span text:style-name="T129">устройств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2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87">DATA_TYPE_STRING</text:p>
          </table:table-cell>
          <table:table-cell table:style-name="Таблица6.A3" office:value-type="string">
            <text:p text:style-name="P222">"<text:span text:style-name="T124">0.0</text:span>"</text:p>
          </table:table-cell>
          <table:table-cell table:style-name="Таблица6.A2" office:value-type="string">
            <text:p text:style-name="P134">Доступная версия прошивки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8">Мете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20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5">DATA_TYPE_STRING</text:p>
          </table:table-cell>
          <table:table-cell table:style-name="Таблица6.A3" office:value-type="string">
            <text:p text:style-name="P222">"<text:span text:style-name="T120">Югорск</text:span>"</text:p>
          </table:table-cell>
          <table:table-cell table:style-name="Таблица6.A2" office:value-type="string">
            <text:p text:style-name="P127">Наименование город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4">DATA_TYPE_FLOAT_32 </text:p>
          </table:table-cell>
          <table:table-cell table:style-name="Таблица6.A3" office:value-type="string">
            <text:p text:style-name="P222"/>
          </table:table-cell>
          <table:table-cell table:style-name="Таблица6.A2" office:value-type="string">
            <text:p text:style-name="P125">широт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174">DATA_TYPE_FLOAT_32 </text:p>
          </table:table-cell>
          <table:table-cell table:style-name="Таблица6.A3" office:value-type="string">
            <text:p text:style-name="P222"/>
          </table:table-cell>
          <table:table-cell table:style-name="Таблица6.A2" office:value-type="string">
            <text:p text:style-name="P128">долгота</text:p>
          </table:table-cell>
        </table:table-row>
        <table:table-row table:style-name="Таблица6.1">
          <table:table-cell table:style-name="Таблица6.A2" table:number-columns-spanned="6" office:value-type="string">
            <text:list text:continue-numbering="true" text:style-name="L7">
              <text:list-header>
                <text:p text:style-name="P238">IOTV сервер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8">DATA_TYPE_STRING</text:p>
          </table:table-cell>
          <table:table-cell table:style-name="Таблица6.A3" office:value-type="string">
            <text:p text:style-name="P221">"<text:span text:style-name="T107">iotv.verbkinm.ru</text:span>"</text:p>
          </table:table-cell>
          <table:table-cell table:style-name="Таблица6.A2" office:value-type="string">
            <text:p text:style-name="P150">Hostname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8">DATA_TYPE_INT_<text:span text:style-name="T119">64</text:span></text:p>
          </table:table-cell>
          <table:table-cell table:style-name="Таблица6.A3" office:value-type="string">
            <text:p text:style-name="P225">0 - 65535</text:p>
          </table:table-cell>
          <table:table-cell table:style-name="Таблица6.A2" office:value-type="string">
            <text:p text:style-name="P150">Tcp <text:span text:style-name="T108">порт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37">S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2">+</text:p>
          </table:table-cell>
          <table:table-cell table:style-name="Таблица6.A3" office:value-type="string">
            <text:p text:style-name="P228">-</text:p>
          </table:table-cell>
          <table:table-cell table:style-name="Таблица6.A3" office:value-type="string">
            <text:p text:style-name="P182">DATA_TYPE_STRING</text:p>
          </table:table-cell>
          <table:table-cell table:style-name="Таблица6.A3" office:value-type="string">
            <text:p text:style-name="P236"/>
          </table:table-cell>
          <table:table-cell table:style-name="Таблица6.A2" office:value-type="string">
            <text:p text:style-name="P135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9">Дополнительные параметры / <text:span text:style-name="T122">действ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56">+</text:p>
          </table:table-cell>
          <table:table-cell table:style-name="Таблица6.A3" office:value-type="string">
            <text:p text:style-name="P189">DATA_TYPE_INT_<text:span text:style-name="T121">8</text:span></text:p>
          </table:table-cell>
          <table:table-cell table:style-name="Таблица6.A3" office:value-type="string">
            <text:p text:style-name="P218">0 - <text:span text:style-name="T106">n</text:span></text:p>
          </table:table-cell>
          <table:table-cell table:style-name="Таблица6.A2" office:value-type="string">
            <text:p text:style-name="P168">Текущая страниц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233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29">Перезагрузить устройств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233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30">Обновить данные <text:span text:style-name="T99">sntp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233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30">Обновить данные м<text:span text:style-name="T120">етео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6">-</text:p>
          </table:table-cell>
          <table:table-cell table:style-name="Таблица6.A3" office:value-type="string">
            <text:p text:style-name="P233">+</text:p>
          </table:table-cell>
          <table:table-cell table:style-name="Таблица6.A3" office:value-type="string">
            <text:p text:style-name="P179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31">Проверить наличие обновлений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6.3$Linux_X86_64 LibreOffice_project/60$Build-3</meta:generator>
    <dc:date>2024-05-17T13:22:49.115349307</dc:date>
    <meta:editing-duration>P1DT12H58M40S</meta:editing-duration>
    <meta:editing-cycles>241</meta:editing-cycles>
    <meta:document-statistic meta:table-count="7" meta:image-count="0" meta:object-count="0" meta:page-count="13" meta:paragraph-count="657" meta:word-count="1253" meta:character-count="7310" meta:non-whitespace-character-count="6553"/>
  </office:meta>
</office:document-meta>
</file>